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style:line-height-at-least="0.582cm" fo:text-align="start" style:justify-single-word="false" fo:text-indent="0cm" style:auto-text-indent="false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fo:font-variant="normal" fo:text-transform="none" fo:color="#333333" style:font-name="normal Verdana" fo:font-size="22.5pt" fo:letter-spacing="-0.026cm" fo:font-style="normal" fo:font-weight="normal"/>
    </style:style>
    <style:style style:name="T3" style:family="text">
      <style:text-properties fo:font-variant="normal" fo:text-transform="none" fo:color="#333333" style:font-name="normal Verdana" fo:font-size="22.5pt" fo:letter-spacing="-0.026cm" fo:font-style="normal" fo:font-weight="normal" fo:padding="0cm" fo:border="none"/>
    </style:style>
    <style:style style:name="T4" style:family="text">
      <style:text-properties fo:font-variant="normal" fo:text-transform="none" fo:color="#a28546" style:text-line-through-style="none" style:text-line-through-type="none" style:font-name="Verdana" fo:font-size="9pt" fo:letter-spacing="-0.026cm" fo:font-style="normal" style:text-underline-style="none" fo:font-weight="normal" style:text-blinking="false" fo:background-color="transparent" loext:char-shading-value="0" fo:padding="0cm" fo:border="none"/>
    </style:style>
    <style:style style:name="T5" style:family="text">
      <style:text-properties fo:font-variant="normal" fo:text-transform="none" fo:color="#999999" style:text-line-through-style="none" style:text-line-through-type="none" style:font-name="Verdana" fo:font-size="8.25pt" fo:letter-spacing="normal" fo:font-style="normal" style:text-underline-style="none" fo:font-weight="normal" style:text-blinking="false" fo:padding="0cm" fo:border="none"/>
    </style:style>
    <style:style style:name="T6" style:family="text">
      <style:text-properties fo:font-variant="normal" fo:text-transform="none" fo:color="#999999" style:font-name="Verdana" fo:font-size="8.25pt" fo:letter-spacing="normal" fo:font-style="normal" fo:font-weight="normal" fo:padding="0cm" fo:border="none"/>
    </style:style>
    <style:style style:name="T7" style:family="text">
      <style:text-properties fo:font-variant="normal" fo:text-transform="none" fo:color="#000000" style:font-name="Verdana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fo:letter-spacing="normal" style:font-name-complex="Verdana" style:font-size-complex="10.5pt" style:font-style-complex="normal" style:font-weight-complex="normal" fo:padding="0cm" fo:border="none"/>
    </style:style>
    <style:style style:name="T9" style:family="text">
      <style:text-properties style:font-name-complex="Verdana" style:font-size-complex="10.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Языки программирования. Куда идем товарищи. Еще один малоизвестный но очень мощный язык</text:span></text:h>
      <text:p text:style-name="P2"><text:span text:style-name="T7">Мои наблюдения за развитием языков программирования оставляют странное ощущение тупика. В последнее время появилось достаточно много новых языков. Но прогресса в этой области никакого нет. Такое впечатление что развитие в этой области топчется на месте. По возможностям языки мало отличаются друг от друга. Явное противостояние видно на поле типизации переменных.<text:line-break/></text:span><text:bookmark text:name="habracut"/><text:span text:style-name="T8">﻿</text:span><text:span text:style-name="T7"><text:line-break/>С одной стороны это языки с жесткой типизацией данных такие как Си, С++, Паскаль, Фортран, Java с другой стороны JavaScript и его клоны. В JavaScript сторонники и противники типизации ведут открытую войну. Новые стандарты на JavaScript усиливают типизацию в этом языке. Сильная типизация теоретиками от программирования считается великим благом. Языки со слабой типизацией появились не случайно и это не недоработка создателей языка, а необходимость. На языках со слабой типизацией писать легче. Но я не за JavaScript декларирование переменных и их типизация как токовая по моему огромное бедствие. По моему декларирование переменных было порождено потребностями первых трансляторов. А затем как обычно теоретиками превращено в фетиш на который теперь все молятся. Ярким примером проблем порожденных типизацией является библиотека Паскаля, Си, С++ где функционально одинаковые программы созданы для разных типов переменных. Декларирование переменных вообще не нужно. Для предметной области не важно целое или действительное значение имеет переменная. Какое значение пользователь ввел с клавиатуры такое и есть. Задача программы манипулировать такими значениями не вникая в то как они хранятся в памяти. Этим должен управлять транслятор.<text:line-break/>Еще одной проблемой в типичных языках программирования является управление памятью. Здесь языкам ручным управлением памятью таким как Си, С++, Паскаль, Фортран противостоят языки с управлением памятью с помощью сборщиков мусора такие как Java.<text:line-break/>Есть и промежуточные варианты такие как Object C. Недостатки всех этих способов хорошо известны. Никакие другие способы управления памятью традиционным языкам программирования неизвестны.<text:line-break/>При проектировании информационной системы для отображения связей данные приходится хранить в сложных структурах. Такие структуры вынесены за языки и находятся как правило в библиотеках. Это списки, карты, хэш-таблицы. Пользоваться всем этим арсеналом неудобно.<text:line-break/>Для чего все это я пишу? Что бы поныть о несовершенстве устройства мира? Совсем нет. Просто существует язык программирования который не имеет всех этих недостатком. Он вроде бы есть и его вроде бы нет. Он живет сам по себе остальной мир сам по себе. Он известен узкому кругу пишущих программистов. Создатели </text:span><text:soft-page-break/><text:span text:style-name="T7">языков его не видят в упор. Создают языки аля Алгол собирая все его проблемы а затем героически преодолевая их. И очень этим гордятся. И никому не приходит в голову просто не создавать проблемы чтобы в дальнейшем их не преодолевать. Может быть я веду речь о какой нибудь мало известной самоделке? Вовсе нет. Это давно известный язык родившийся на рубеже 60-70 годов. В отличие от многих других он был сразу же стандартизован. Стандарт на этот язык становится третьим после Фортрана и Кобола. В 1995 году стандарт на этот язык был обновлен. И основные производители сред на этом языке почти придерживаются этого стандарта. Остается назвать этот язык. Я думаю подавляющему большенству это имя ничего не скажет, но его зовут MUMPS.<text:line-break/>Посмотрим как же он справляется с изложенными выше проблемами.<text:line-break/>Декларирование и как следствие типизация в этом языке отсутствует как таковая. Переменные существуют всегда в 3-х лицах. У любой переменной всегда есть числовое, логическое и строковое значение. Используется та трактовка переменной которая необходима для данной операции. Переменная возникает сразу в 3-х лицах в момент ее записи. Это либо расположение переменной слева от знака равенства либо при чтении ее с внешних устройств. Для уничтожения переменных существует специальная команда. Переменная имеет не только значение но и структуру. Любая переменная является логическим деревом. На такую структуру легко отображаются и списки и хэш таблицы. В языке имеется еще одна уникальная особенность. Переменная может находиться в постоянной памяти и поэтому необходимость в файлах сильно ограничена. Эта способность языка располагать иерархические данные в файлах широко используется и часто этот язык трактуют как базу данных. Хотя это свойство языка не является основным.<text:line-break/>У языка много уникальных свойств отсутствующих в других языках. В язык встроена полная поддержка баз данных. Это данные на постоянном носителе, поддержка транзакций и журналирования. Язык поддерживает распределенные данные. Твои данные могут находиться в любой точке мира но для тебя будет это просто стандартное иерархическое дерево. В язык встроена многозадачность с созданием независимых потоков выполнения и синхронизации. Язык имеет собственные встроенные средства ввода вывода в том числе асинхронного.<text:line-break/>Управление памятью сделано очень элегантно. Программист вообще не управляет распределением памяти он работает только с логическими переменными а где они находятся он даже не имеет возможности узнать. Да и расположение данных в памяти не определено оно может в разные моменты времени быть в разных местах. Данные в памяти и на внешних носителях хранятся в виде B-дерева и в сборке мусора по определению не нуждаются.<text:line-break/>При всех своих достоинствах это очень компактный язык. В части стандарта это легко переносимый язык. Программы на нем очень компактны легко отлаживаются и невероятно надежны. Благодаря полному автоматическому управлению данными ошибки в RunTime исключение.<text:line-break/>Лично мне этот язык доставляет чисто эстетическое наслаждение. Когда мне приходится программировать на традиционных языках после MUMPS я чувствую себя так как будто к моим ногам привязали гири и заставили бежать. Хотя и с </text:span><text:soft-page-break/><text:span text:style-name="T7">гирями бегать можно.<text:line-break/><text:line-break/>Но в этом мире все не так просто. Последний стандарт этого языка был разработан в 1995 году да и он не внес принципиальных изменений в предыдущий стандарт. И к настоящему моменту этот язык несколько архаичен. Я решил разработать новый язык построенный на идеологии MUMPS который бы учел современное состояние языков. Но о недостатках MUMPS и о предлагаемом мной языке в следующий раз если до этого дойдет дело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арымов  Алексеевич</meta:initial-creator>
    <meta:creation-date>2014-11-19T10:02:04.278137132</meta:creation-date>
    <dc:date>2014-11-19T10:03:59.249672571</dc:date>
    <dc:creator>Шарымов  Алексеевич</dc:creator>
    <meta:editing-duration>PT1M55S</meta:editing-duration>
    <meta:editing-cycles>1</meta:editing-cycles>
    <meta:document-statistic meta:table-count="0" meta:image-count="0" meta:object-count="0" meta:page-count="3" meta:paragraph-count="2" meta:word-count="906" meta:character-count="6290" meta:non-whitespace-character-count="5385"/>
    <meta:generator>LibreOffice/4.3.1.2$Linux_X86_64 LibreOffice_project/958349dc3b25111dbca392fbc281a05559ef6848</meta:generator>
  </office:meta>
</office:document-meta>
</file>